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8in"/>
    </style:style>
    <style:style style:name="co2" style:family="table-column">
      <style:table-column-properties fo:break-before="auto" style:column-width="0.9217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3965in"/>
    </style:style>
    <style:style style:name="co8" style:family="table-column">
      <style:table-column-properties fo:break-before="auto" style:column-width="0.4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vrs</text:p>
          </table:table-cell>
          <table:table-cell office:value-type="string" calcext:value-type="string">
            <text:p>enc</text:p>
          </table:table-cell>
          <table:table-cell table:style-name="Default" office:value-type="string" calcext:value-type="string">
            <text:p>lv_min</text:p>
          </table:table-cell>
          <table:table-cell office:value-type="string" calcext:value-type="string">
            <text:p>lv_max</text:p>
          </table:table-cell>
          <table:table-cell table:style-name="ce4" office:value-type="string" calcext:value-type="string">
            <text:p>rate_m</text:p>
          </table:table-cell>
          <table:table-cell table:style-name="ce4" office:value-type="string" calcext:value-type="string">
            <text:p>rate_d</text:p>
          </table:table-cell>
          <table:table-cell table:style-name="ce4" office:value-type="string" calcext:value-type="string">
            <text:p>rate_n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Ledyb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Spinara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Chikor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Cyndaqui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otodi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0%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Wingu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table:style-name="ce3"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table:style-name="ce3"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table:style-name="ce3"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table:style-name="ce3"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6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Route 2)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6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Route 2)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Route 2)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p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p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4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55%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table:style-name="ce3" office:value-type="string" calcext:value-type="string">
            <text:p>Furr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number-columns-repeated="2" table:style-name="ce13" office:value-type="string" calcext:value-type="string">
            <text:p>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45%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oochye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31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number-columns-repeated="3" table:style-name="ce13" office:value-type="string" calcext:value-type="string">
            <text:p>1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3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4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%</text:p>
          </table:table-cell>
          <table:table-cell table:style-name="ce13" office:value-type="string" calcext:value-type="string">
            <text:p>5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table:style-name="ce13" office:value-type="string" calcext:value-type="string">
            <text:p>4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table:style-name="ce13" office:value-type="string" calcext:value-type="string">
            <text:p>9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5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table:style-name="ce3" office:value-type="string" calcext:value-type="string">
            <text:p>Noctowl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4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4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string" calcext:value-type="string">
            <text:p>30%</text:p>
          </table:table-cell>
          <table:table-cell table:style-name="ce13" office:value-type="string" calcext:value-type="string">
            <text:p>4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table:style-name="ce3" office:value-type="string" calcext:value-type="string">
            <text:p>Ledi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%</text:p>
          </table:table-cell>
          <table:table-cell table:number-columns-repeated="2"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string" calcext:value-type="string">
            <text:p>4%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31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table:style-name="ce3"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31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10%</text:p>
          </table:table-cell>
          <table:table-cell table:number-columns-repeated="2"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11%</text:p>
          </table:table-cell>
          <table:table-cell table:style-name="ce13" office:value-type="string" calcext:value-type="string">
            <text:p>31%</text:p>
          </table:table-cell>
          <table:table-cell table:style-name="ce13" office:value-type="string" calcext:value-type="string">
            <text:p>11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4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number-columns-repeated="2"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30%</text:p>
          </table:table-cell>
          <table:table-cell table:style-name="ce13" office:value-type="string" calcext:value-type="string">
            <text:p>4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table:style-name="ce13" office:value-type="string" calcext:value-type="string">
            <text:p>9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7</text:p>
          </table:table-cell>
          <table:table-cell/>
          <table:table-cell table:style-name="ce13" office:value-type="string" calcext:value-type="string">
            <text:p>0%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5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4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4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30%</text:p>
          </table:table-cell>
          <table:table-cell table:style-name="ce13" office:value-type="string" calcext:value-type="string">
            <text:p>4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Ledi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%</text:p>
          </table:table-cell>
          <table:table-cell table:number-columns-repeated="2"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4%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31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table:style-name="ce3"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3" office:value-type="string" calcext:value-type="string">
            <text:p>35%</text:p>
          </table:table-cell>
          <table:table-cell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35%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5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3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number-columns-repeated="3"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table:style-name="ce3"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Gulpi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3" office:value-type="string" calcext:value-type="string">
            <text:p>35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35%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table:style-name="ce3" office:value-type="string" calcext:value-type="string">
            <text:p>Spea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55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3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table:style-name="ce3"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table:style-name="ce3"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6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4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table:style-name="ce3"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50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table:style-name="ce3"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table:style-name="ce3"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45%</text:p>
          </table:table-cell>
          <table:table-cell table:style-name="ce13" office:value-type="string" calcext:value-type="string">
            <text:p>35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5%</text:p>
          </table:table-cell>
          <table:table-cell table:number-columns-repeated="2"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20%</text:p>
          </table:table-cell>
          <table:table-cell table:style-name="ce13" office:value-type="string" calcext:value-type="string">
            <text:p>25</text:p>
          </table:table-cell>
          <table:table-cell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table:style-name="ce3" office:value-type="string" calcext:value-type="string">
            <text:p>Persi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20%</text:p>
          </table:table-cell>
          <table:table-cell table:style-name="ce13" office:value-type="string" calcext:value-type="string">
            <text:p>25</text:p>
          </table:table-cell>
          <table:table-cell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5%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table:style-name="ce3"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13" office:value-type="string" calcext:value-type="string">
            <text:p>6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13" office:value-type="string" calcext:value-type="string">
            <text:p>3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table:style-name="ce3" office:value-type="string" calcext:value-type="string">
            <text:p>Noctow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table:style-name="ce3"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70%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25%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15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5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2" table:style-name="ce13" office:value-type="string" calcext:value-type="string">
            <text:p>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table:style-name="ce3" office:value-type="string" calcext:value-type="string">
            <text:p>Sabley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wi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25%</text:p>
          </table:table-cell>
          <table:table-cell table:style-name="ce13" office:value-type="string" calcext:value-type="string">
            <text:p>20%</text:p>
          </table:table-cell>
          <table:table-cell table:style-name="ce13" office:value-type="string" calcext:value-type="string">
            <text:p>25%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table:style-name="ce3" office:value-type="string" calcext:value-type="string">
            <text:p>Voltorb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5%</text:p>
          </table:table-cell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table:style-name="ce3"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6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6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table:style-name="ce12"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3" table:style-name="ce13" office:value-type="string" calcext:value-type="string">
            <text:p>1%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13" office:value-type="string" calcext:value-type="string">
            <text:p>19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9%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table:style-name="ce3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6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3" table:style-name="ce13" office:value-type="string" calcext:value-type="string">
            <text:p>1%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kiplo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6" calcext:value-type="float">
            <text:p>26</text:p>
          </table:table-cell>
          <table:table-cell/>
          <table:table-cell table:number-columns-repeated="2" table:style-name="ce13" office:value-type="string" calcext:value-type="string">
            <text:p>9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9%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6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3" table:style-name="ce13" office:value-type="string" calcext:value-type="string">
            <text:p>1%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13" office:value-type="string" calcext:value-type="string">
            <text:p>19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9%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table:style-name="ce3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6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13" office:value-type="string" calcext:value-type="string">
            <text:p>4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13" office:value-type="string" calcext:value-type="string">
            <text:p>50%</text:p>
          </table:table-cell>
          <table:table-cell table:style-name="ce13" office:value-type="string" calcext:value-type="string">
            <text:p>80%</text:p>
          </table:table-cell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9" calcext:value-type="float">
            <text:p>29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table:style-name="Default"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table:style-name="Default"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3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table:style-name="ce5"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3" office:value-type="string" calcext:value-type="string">
            <text:p>4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50%</text:p>
          </table:table-cell>
          <table:table-cell table:style-name="ce13" office:value-type="string" calcext:value-type="string">
            <text:p>20%</text:p>
          </table:table-cell>
          <table:table-cell table:style-name="ce13" office:value-type="string" calcext:value-type="string">
            <text:p>80%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number-columns-repeated="2" table:style-name="ce13" office:value-type="string" calcext:value-type="string">
            <text:p>5%</text:p>
          </table:table-cell>
          <table:table-cell table:style-name="ce13" office:value-type="string" calcext:value-type="string">
            <text:p>15%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5%</text:p>
          </table:table-cell>
          <table:table-cell table:style-name="ce13" office:value-type="string" calcext:value-type="string">
            <text:p>35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9" calcext:value-type="float">
            <text:p>29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13" office:value-type="string" calcext:value-type="string">
            <text:p>4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13" office:value-type="string" calcext:value-type="string">
            <text:p>50%</text:p>
          </table:table-cell>
          <table:table-cell table:style-name="ce13" office:value-type="string" calcext:value-type="string">
            <text:p>80%</text:p>
          </table:table-cell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3" office:value-type="string" calcext:value-type="string">
            <text:p>5%</text:p>
          </table:table-cell>
          <table:table-cell table:style-name="ce13" office:value-type="string" calcext:value-type="string">
            <text:p>15%</text:p>
          </table:table-cell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table:style-name="ce3"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6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table:style-name="ce3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0%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lampe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6"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table:style-name="ce3"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95%</text:p>
          </table:table-cell>
          <table:table-cell table:style-name="ce13" office:value-type="string" calcext:value-type="string">
            <text:p>90%</text:p>
          </table:table-cell>
          <table:table-cell table:style-name="ce13" office:value-type="string" calcext:value-type="string">
            <text:p>95%</text:p>
          </table:table-cell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5%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table:style-name="ce3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6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6"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kémon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Location</text:p>
          </table:table-cell>
          <table:table-cell table:style-name="ce5" office:value-type="string" calcext:value-type="string">
            <text:p>Levels</text:p>
          </table:table-cell>
          <table:table-cell office:value-type="string" calcext:value-type="string">
            <text:p>Rate (Morning)</text:p>
          </table:table-cell>
          <table:table-cell office:value-type="string" calcext:value-type="string">
            <text:p>Rate (Day)</text:p>
          </table:table-cell>
          <table:table-cell office:value-type="string" calcext:value-type="string">
            <text:p>Rate (Night)</text:p>
          </table:table-cell>
          <table:table-cell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95%</text:p>
          </table:table-cell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5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table:style-name="ce3"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table:style-name="ce12"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Pokémon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Location</text:p>
          </table:table-cell>
          <table:table-cell table:style-name="ce5" office:value-type="string" calcext:value-type="string">
            <text:p>Levels</text:p>
          </table:table-cell>
          <table:table-cell office:value-type="string" calcext:value-type="string">
            <text:p>Rate (Morning)</text:p>
          </table:table-cell>
          <table:table-cell office:value-type="string" calcext:value-type="string">
            <text:p>Rate (Day)</text:p>
          </table:table-cell>
          <table:table-cell office:value-type="string" calcext:value-type="string">
            <text:p>Rate (Night)</text:p>
          </table:table-cell>
          <table:table-cell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60%</text:p>
          </table:table-cell>
          <table:table-cell table:style-name="ce13" office:value-type="string" calcext:value-type="string">
            <text:p>35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number-columns-repeated="3"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15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5%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table:style-name="ce3"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30%</text:p>
          </table:table-cell>
          <table:table-cell table:style-name="ce13" office:value-type="string" calcext:value-type="string">
            <text:p>5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string" calcext:value-type="string">
            <text:p>20%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2" table:style-name="ce13" office:value-type="string" calcext:value-type="string">
            <text:p>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lako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lako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6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unear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3" office:value-type="string" calcext:value-type="string">
            <text:p>5%</text:p>
          </table:table-cell>
          <table:table-cell table:style-name="ce13" office:value-type="string" calcext:value-type="string">
            <text:p>35%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3" office:value-type="string" calcext:value-type="string">
            <text:p>35%</text:p>
          </table:table-cell>
          <table:table-cell table:style-name="ce13" office:value-type="string" calcext:value-type="string">
            <text:p>65%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8" calcext:value-type="float">
            <text:p>28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number-columns-repeated="3"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3" office:value-type="string" calcext:value-type="string">
            <text:p>4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table:style-name="ce12" office:value-type="string" calcext:value-type="string">
            <text:p>Dodri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2" table:style-name="ce13" office:value-type="string" calcext:value-type="string">
            <text:p>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table:style-name="ce3"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table:style-name="ce3" office:value-type="string" calcext:value-type="string">
            <text:p>Raticat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13" office:value-type="string" calcext:value-type="string">
            <text:p>50%</text:p>
          </table:table-cell>
          <table:table-cell table:style-name="ce13" office:value-type="string" calcext:value-type="string">
            <text:p>5%</text:p>
          </table:table-cell>
          <table:table-cell table:style-name="ce13" office:value-type="string" calcext:value-type="string">
            <text:p>35%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number-columns-repeated="3"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table:style-name="ce12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table:style-name="ce3"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table:style-name="ce3"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table:style-name="ce3"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kémon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Location</text:p>
          </table:table-cell>
          <table:table-cell table:style-name="ce5" office:value-type="string" calcext:value-type="string">
            <text:p>Levels</text:p>
          </table:table-cell>
          <table:table-cell office:value-type="string" calcext:value-type="string">
            <text:p>Morning Rate</text:p>
          </table:table-cell>
          <table:table-cell office:value-type="string" calcext:value-type="string">
            <text:p>Day Rate</text:p>
          </table:table-cell>
          <table:table-cell office:value-type="string" calcext:value-type="string">
            <text:p>Night Rate</text:p>
          </table:table-cell>
          <table:table-cell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table:style-name="ce3"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9" calcext:value-type="float">
            <text:p>39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number-columns-repeated="2" table:style-name="ce13" office:value-type="string" calcext:value-type="string">
            <text:p>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3" calcext:value-type="float">
            <text:p>43</text:p>
          </table:table-cell>
          <table:table-cell/>
          <table:table-cell table:number-columns-repeated="2" table:style-name="ce13" office:value-type="string" calcext:value-type="string">
            <text:p>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table:style-name="ce12"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table:style-name="ce12"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5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5%</text:p>
          </table:table-cell>
          <table:table-cell table:style-name="ce13" office:value-type="string" calcext:value-type="string">
            <text:p>15%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3" office:value-type="string" calcext:value-type="string">
            <text:p>4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table:style-name="ce3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85%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%</text:p>
          </table:table-cell>
          <table:table-cell table:style-name="ce13" office:value-type="string" calcext:value-type="string">
            <text:p>3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1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%</text:p>
          </table:table-cell>
          <table:table-cell table:style-name="ce13" office:value-type="string" calcext:value-type="string">
            <text:p>3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1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40%</text:p>
          </table:table-cell>
          <table:table-cell table:style-name="ce13" office:value-type="string" calcext:value-type="string">
            <text:p>5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table:style-name="Default"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5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table:style-name="ce12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table:style-name="ce3"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kémon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Location</text:p>
          </table:table-cell>
          <table:table-cell table:style-name="ce5" office:value-type="string" calcext:value-type="string">
            <text:p>Levels</text:p>
          </table:table-cell>
          <table:table-cell office:value-type="string" calcext:value-type="string">
            <text:p>Morning Rate</text:p>
          </table:table-cell>
          <table:table-cell office:value-type="string" calcext:value-type="string">
            <text:p>Day Rate</text:p>
          </table:table-cell>
          <table:table-cell office:value-type="string" calcext:value-type="string">
            <text:p>Night Rate</text:p>
          </table:table-cell>
          <table:table-cell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3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number-columns-repeated="2" table:style-name="ce13" office:value-type="string" calcext:value-type="string">
            <text:p>1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%</text:p>
          </table:table-cell>
          <table:table-cell table:style-name="ce13" office:value-type="string" calcext:value-type="string">
            <text:p>3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1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number-columns-repeated="3"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table:style-name="ce3"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5%</text:p>
          </table:table-cell>
          <table:table-cell table:style-name="ce13" office:value-type="string" calcext:value-type="string">
            <text:p>4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5%</text:p>
          </table:table-cell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5%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5%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40%</text:p>
          </table:table-cell>
          <table:table-cell table:style-name="ce13" office:value-type="string" calcext:value-type="string">
            <text:p>45%</text:p>
          </table:table-cell>
          <table:table-cell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15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table:style-name="ce3"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5%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3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table:style-name="ce3"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3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0%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table:style-name="ce3"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lt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table:style-name="ce13" office:value-type="string" calcext:value-type="string">
            <text:p>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Nidoran♀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number-columns-repeated="3"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3" table:style-name="ce13" office:value-type="string" calcext:value-type="string">
            <text:p>4%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number-columns-repeated="3" table:style-name="ce13" office:value-type="string" calcext:value-type="string">
            <text:p>1%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5%</text:p>
          </table:table-cell>
          <table:table-cell table:style-name="ce13" office:value-type="string" calcext:value-type="string">
            <text:p>2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Nidoran♀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15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Growlith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15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25%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Sudowood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60%</text:p>
          </table:table-cell>
          <table:table-cell table:style-name="ce13" office:value-type="string" calcext:value-type="string">
            <text:p>5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table:style-name="ce13" office:value-type="string" calcext:value-type="string">
            <text:p>5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15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15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40%</text:p>
          </table:table-cell>
          <table:table-cell table:number-columns-repeated="2"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3"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3" table:style-name="ce13" office:value-type="string" calcext:value-type="string">
            <text:p>4%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3" table:style-name="ce13" office:value-type="string" calcext:value-type="string">
            <text:p>1%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ltan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Burmy - Plant Cloa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Burmy - Plant Cloa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3"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ltan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table:style-name="ce3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6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table:style-name="ce3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0%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table:style-name="ce3"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ntin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3" office:value-type="string" calcext:value-type="string">
            <text:p>4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table:style-name="ce13" office:value-type="string" calcext:value-type="string">
            <text:p>50%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Flaaff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style-name="ce13" office:value-type="string" calcext:value-type="string">
            <text:p>25%</text:p>
          </table:table-cell>
          <table:table-cell table:style-name="ce13" office:value-type="string" calcext:value-type="string">
            <text:p>2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%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15%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Flaaff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%</text:p>
          </table:table-cell>
          <table:table-cell table:style-name="ce13" office:value-type="string" calcext:value-type="string">
            <text:p>4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10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6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3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5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karmor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/>
          <table:table-cell table:style-name="ce13" office:value-type="string" calcext:value-type="string">
            <text:p>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table:style-name="ce12"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wabl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2">
          <table:table-cell/>
          <table:table-cell table:style-name="ce12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4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8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52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60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7"/>
        </table:table-row>
        <table:table-row table:style-name="ro1" table:number-rows-repeated="7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6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8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8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8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0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7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6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15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25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8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6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55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8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7"/>
        </table:table-row>
        <table:table-row table:style-name="ro1" table:number-rows-repeated="104651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1:51:00.384303989</meta:creation-date>
    <dc:date>2025-02-10T22:58:05.039500089</dc:date>
    <meta:editing-duration>P2DT10H50M18S</meta:editing-duration>
    <meta:editing-cycles>432</meta:editing-cycles>
    <meta:generator>LibreOffice/7.3.7.2$Linux_X86_64 LibreOffice_project/30$Build-2</meta:generator>
    <meta:document-statistic meta:table-count="1" meta:cell-count="8465" meta:object-count="0"/>
  </office:meta>
</office:document-meta>
</file>